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b243f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808080" loext:opacity="100%" style:font-name="Consolas" fo:font-size="10.5pt" fo:font-weight="normal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Consolas" fo:font-size="10.5pt" fo:font-weight="normal"/>
    </style:style>
    <style:style style:name="T6" style:family="text">
      <style:text-properties fo:color="#569cd6" loext:opacity="100%" style:font-name="Consolas" fo:font-size="10.5pt" fo:font-weight="normal" fo:background-color="#1f1f1f" loext:char-shading-value="0"/>
    </style:style>
    <style:style style:name="T7" style:family="text">
      <style:text-properties fo:color="#cccccc" loext:opacity="100%" fo:background-color="#1f1f1f" loext:char-shading-value="0"/>
    </style:style>
    <style:style style:name="T8" style:family="text">
      <style:text-properties fo:color="#cccccc" loext:opacity="100%" style:font-name="Consolas" fo:font-size="10.5pt" fo:font-weight="normal" fo:background-color="#1f1f1f" loext:char-shading-value="0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 fo:background-color="#1f1f1f" loext:char-shading-value="0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 fo:background-color="#1f1f1f" loext:char-shading-value="0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4">DOCTYPE</text:span> <text:span text:style-name="T9">html</text:span><text:span text:style-name="T1">&gt;</text:span></text:p>
      <text:p text:style-name="P1"><text:span text:style-name="T1">&lt;</text:span><text:span text:style-name="T4">html</text:span><text:span text:style-name="T1">&gt;</text:span></text:p>
      <text:p text:style-name="P2">    <text:span text:style-name="T2">&lt;</text:span><text:span text:style-name="T5">head</text:span><text:span text:style-name="T2">&gt;</text:span></text:p>
      <text:p text:style-name="P2">        <text:span text:style-name="T2">&lt;</text:span><text:span text:style-name="T5">title</text:span><text:span text:style-name="T2">&gt;</text:span><text:span text:style-name="T12">Tim Berners-Lee</text:span><text:span text:style-name="T2">&lt;/</text:span><text:span text:style-name="T5">title</text:span><text:span text:style-name="T2">&gt;</text:span></text:p>
      <text:p text:style-name="P2">        <text:span text:style-name="T2">&lt;</text:span><text:span text:style-name="T5">meta</text:span><text:span text:style-name="T12"> </text:span><text:span text:style-name="T10">charset</text:span><text:span text:style-name="T12">=</text:span><text:span text:style-name="T13">"UTF-8"</text:span><text:span text:style-name="T2">&gt;</text:span></text:p>
      <text:p text:style-name="P2">    <text:span text:style-name="T2">&lt;/</text:span><text:span text:style-name="T5">head</text:span><text:span text:style-name="T2">&gt;</text:span></text:p>
      <text:p text:style-name="P3"/>
      <text:p text:style-name="P2">    <text:span text:style-name="T2">&lt;</text:span><text:span text:style-name="T5">body</text:span><text:span text:style-name="T2">&gt;</text:span></text:p>
      <text:p text:style-name="P2">        <text:span text:style-name="T2">&lt;</text:span><text:span text:style-name="T5">h1</text:span><text:span text:style-name="T2">&gt;</text:span><text:span text:style-name="T12">Tim Berners-Lee</text:span><text:span text:style-name="T2">&lt;/</text:span><text:span text:style-name="T5">h1</text:span><text:span text:style-name="T2">&gt;</text:span></text:p>
      <text:p text:style-name="P2">        <text:span text:style-name="T2">&lt;</text:span><text:span text:style-name="T5">p</text:span><text:span text:style-name="T2">&gt;</text:span></text:p>
      <text:p text:style-name="P2">        <text:span text:style-name="T12">Sir Timothy "Tim" John Berners-Lee (Londres, Reino Unido, 8 de junio de 1955)es un</text:span> <text:span text:style-name="T12">científico de la computación británico, conocido por ser el padre de la Web. Estableció la primera comunicación entre un cliente y un servidor usando el protocolo  </text:span><text:span text:style-name="T2">&lt;</text:span><text:span text:style-name="T5">b</text:span><text:span text:style-name="T2">&gt;</text:span><text:span text:style-name="T12">HTTP</text:span><text:span text:style-name="T2">&lt;/</text:span><text:span text:style-name="T5">b</text:span><text:span text:style-name="T2">&gt;</text:span><text:span text:style-name="T12"> en noviembre de 1989. En octubre de 1994 fundó el para supervisar y estandarizar el desarrollo de las tecnologías sobre las que se fundamenta la Web y que permiten el funcionamiento de Internet.</text:span></text:p>
      <text:p text:style-name="P2">        <text:span text:style-name="T2">&lt;/</text:span><text:span text:style-name="T5">p</text:span><text:span text:style-name="T2">&gt;</text:span></text:p>
      <text:p text:style-name="P3"/>
      <text:p text:style-name="P2">        <text:span text:style-name="T2">&lt;</text:span><text:span text:style-name="T5">h2</text:span><text:span text:style-name="T2">&gt;</text:span><text:span text:style-name="T12">Biofrafia</text:span><text:span text:style-name="T2">&lt;/</text:span><text:span text:style-name="T5">h2</text:span><text:span text:style-name="T2">&gt;</text:span></text:p>
      <text:p text:style-name="P2">        <text:span text:style-name="T2">&lt;</text:span><text:span text:style-name="T5">p</text:span><text:span text:style-name="T2">&gt;</text:span></text:p>
      <text:p text:style-name="P2">        <text:span text:style-name="T12">Nació en el sudoeste de Londres en 1955. Sus padres eran matemáticos y formaron parte del equipo que construyó el Manchester Mark I (una de las primeras computadoras). Durante el tiempo que estuvo en la universidad, construyó una computadora con una soldadora, circuitos TTL, un procesador Motorola 68000 y un televisor viejo. Se graduó en física en 1976 en </text:span><text:span text:style-name="T2">&lt;</text:span><text:span text:style-name="T5">i</text:span><text:span text:style-name="T2">&gt;</text:span><text:span text:style-name="T12">el Queen's College de la Universidad de Oxford</text:span><text:span text:style-name="T2">&lt;/</text:span><text:span text:style-name="T5">i</text:span><text:span text:style-name="T2">&gt;</text:span><text:span text:style-name="T12">. Conoció a su primera esposa en este periodo. En 1978, trabajó en D.G. Nash Limited (también en </text:span><text:span text:style-name="T2">&lt;</text:span><text:span text:style-name="T5">i</text:span><text:span text:style-name="T2">&gt;</text:span><text:span text:style-name="T12">Poole</text:span><text:span text:style-name="T2">&lt;/</text:span><text:span text:style-name="T5">i</text:span><text:span text:style-name="T2">&gt;</text:span><text:span text:style-name="T12">) escribió un sistema operativo.</text:span></text:p>
      <text:p text:style-name="P4"><text:span text:style-name="T7">        </text:span><text:span text:style-name="T3">&lt;/</text:span><text:span text:style-name="T6">p</text:span><text:span text:style-name="T3">&gt;</text:span></text:p>
      <text:p text:style-name="P6"><text:span text:style-name="T8">        </text:span><text:span text:style-name="T3">&lt;</text:span><text:span text:style-name="T6">img</text:span><text:span text:style-name="T8"> </text:span><text:span text:style-name="T11">src</text:span><text:span text:style-name="T8">=</text:span><text:span text:style-name="T14">"file:.\foto3.jpg"</text:span><text:span text:style-name="T8"> </text:span><text:span text:style-name="T11">alt</text:span><text:span text:style-name="T8">=</text:span><text:span text:style-name="T14">"where is picture"</text:span><text:span text:style-name="T8"> </text:span><text:span text:style-name="T11">height</text:span><text:span text:style-name="T8">=</text:span><text:span text:style-name="T14">"200"</text:span><text:span text:style-name="T3">&gt;</text:span></text:p>
      <text:p text:style-name="P2">        <text:span text:style-name="T2">&lt;</text:span><text:span text:style-name="T5">h2</text:span><text:span text:style-name="T2">&gt;</text:span><text:span text:style-name="T12">Desarrollo de su carrera</text:span><text:span text:style-name="T2">&lt;/</text:span><text:span text:style-name="T5">h2</text:span><text:span text:style-name="T2">&gt;</text:span></text:p>
      <text:p text:style-name="P2">        <text:span text:style-name="T2">&lt;</text:span><text:span text:style-name="T5">p</text:span><text:span text:style-name="T2">&gt;</text:span></text:p>
      <text:p text:style-name="P2">        <text:span text:style-name="T12">Berners-Lee trabajó en el  </text:span><text:span text:style-name="T2">&lt;</text:span><text:span text:style-name="T5">b</text:span><text:span text:style-name="T2">&gt;</text:span><text:span text:style-name="T12">CERN</text:span><text:span text:style-name="T2">&lt;/</text:span><text:span text:style-name="T5">b</text:span><text:span text:style-name="T2">&gt;</text:span><text:span text:style-name="T12"> desde junio hasta diciembre de 1980. Durante ese tiempo, propuso un proyecto basado en el hipertexto para facilitar la forma de compartir y la puesta al día de la información entre investigadores. En este periodo también construyó un programa llamado Enquire que no llegó a ver la luz.</text:span></text:p>
      <text:p text:style-name="P2">        <text:span text:style-name="T2">&lt;/</text:span><text:span text:style-name="T5">p</text:span><text:span text:style-name="T2">&gt;</text:span></text:p>
      <text:p text:style-name="P2">        <text:span text:style-name="T2">&lt;</text:span><text:span text:style-name="T5">p</text:span><text:span text:style-name="T2">&gt;</text:span></text:p>
      <text:p text:style-name="P2">        <text:span text:style-name="T12">Después de dejar el  </text:span><text:span text:style-name="T2">&lt;</text:span><text:span text:style-name="T5">b</text:span><text:span text:style-name="T2">&gt;</text:span><text:span text:style-name="T12">CERN</text:span><text:span text:style-name="T2">&lt;/</text:span><text:span text:style-name="T5">b</text:span><text:span text:style-name="T2">&gt;</text:span><text:span text:style-name="T12">, en 1980, se fue a trabajar a la empresa de </text:span><text:span text:style-name="T2">&lt;</text:span><text:span text:style-name="T5">i</text:span><text:span text:style-name="T2">&gt;</text:span><text:span text:style-name="T12"> John Poole Image Computer Systems Ltd</text:span><text:span text:style-name="T2">&lt;/</text:span><text:span text:style-name="T5">i</text:span><text:span text:style-name="T2">&gt;</text:span><text:span text:style-name="T12">., pero regresó al  </text:span><text:span text:style-name="T2">&lt;</text:span><text:span text:style-name="T5">b</text:span><text:span text:style-name="T2">&gt;</text:span><text:span text:style-name="T12">CERN</text:span><text:span text:style-name="T2">&lt;/</text:span><text:span text:style-name="T5">b</text:span><text:span text:style-name="T2">&gt;</text:span><text:span text:style-name="T12"> otra vez en 1984.</text:span></text:p>
      <text:p text:style-name="P2">        <text:span text:style-name="T2">&lt;/</text:span><text:span text:style-name="T5">p</text:span><text:span text:style-name="T2">&gt;</text:span></text:p>
      <text:p text:style-name="P2">        <text:span text:style-name="T2">&lt;</text:span><text:span text:style-name="T5">p</text:span><text:span text:style-name="T2">&gt;</text:span></text:p>
      <text:p text:style-name="P2">        <text:span text:style-name="T12">En 1989, el  </text:span><text:span text:style-name="T2">&lt;</text:span><text:span text:style-name="T5">b</text:span><text:span text:style-name="T2">&gt;</text:span><text:span text:style-name="T12">CERN</text:span><text:span text:style-name="T2">&lt;/</text:span><text:span text:style-name="T5">b</text:span><text:span text:style-name="T2">&gt;</text:span><text:span text:style-name="T12"> era el nodo de Internet más grande de Europa y Berners-Lee vio la oportunidad de unir Internet y el hipertexto ( </text:span><text:span text:style-name="T2">&lt;</text:span><text:span text:style-name="T5">b</text:span><text:span text:style-name="T2">&gt;</text:span><text:span text:style-name="T12">HTTP</text:span><text:span text:style-name="T2">&lt;/</text:span><text:span text:style-name="T5">b</text:span><text:span text:style-name="T2">&gt;</text:span><text:span text:style-name="T12"> y  </text:span><text:span text:style-name="T2">&lt;</text:span><text:span text:style-name="T5">b</text:span><text:span text:style-name="T2">&gt;</text:span><text:span text:style-name="T12">HTML</text:span><text:span text:style-name="T2">&lt;/</text:span><text:span text:style-name="T5">b</text:span><text:span text:style-name="T2">&gt;</text:span><text:span text:style-name="T12">), de lo que surgiría la World Wide Web. Desarrolló su primera propuesta de la Web en marzo de 1989, pero no tuvo mucho eco, por lo que en 1990 y con la ayuda de Robert Cailliau, hicieron una revisión que </text:span></text:p>
      <text:p text:style-name="P2">        <text:span text:style-name="T12">fue aceptada por su gerente, Mike Sendall. Usó ideas similares a las que había usado en el sistema Enquire para crear la World Wide Web, para esto diseñó y </text:span><text:soft-page-break/><text:span text:style-name="T12">construyó el primer navegador (llamado WorldWideWeb y desarrollado con NextStep) y el primer servidor web al que llamó  </text:span><text:span text:style-name="T2">&lt;</text:span><text:span text:style-name="T5">b</text:span><text:span text:style-name="T2">&gt;</text:span><text:span text:style-name="T12">HTTP</text:span><text:span text:style-name="T2">&lt;/</text:span><text:span text:style-name="T5">b</text:span><text:span text:style-name="T2">&gt;</text:span><text:span text:style-name="T12">d (HyperText Transfer Protocol daemon).</text:span></text:p>
      <text:p text:style-name="P4"><text:span text:style-name="T7">        </text:span><text:span text:style-name="T3">&lt;/</text:span><text:span text:style-name="T6">p</text:span><text:span text:style-name="T3">&gt;</text:span></text:p>
      <text:p text:style-name="P4"><text:span text:style-name="T7">        </text:span><text:span text:style-name="T3">&lt;</text:span><text:span text:style-name="T6">p</text:span><text:span text:style-name="T3">&gt;</text:span><text:span text:style-name="T8">Fuente: Wikipedia</text:span><text:span text:style-name="T3">&lt;/</text:span><text:span text:style-name="T6">p</text:span><text:span text:style-name="T3">&gt;</text:span></text:p>
      <text:p text:style-name="P4"><text:span text:style-name="T7">    </text:span><text:span text:style-name="T3">&lt;/</text:span><text:span text:style-name="T6">body</text:span><text:span text:style-name="T3">&gt;</text:span></text:p>
      <text:p text:style-name="P1"><text:span text:style-name="T1">&lt;/</text:span><text:span text:style-name="T4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14:14:00.871000000</meta:creation-date>
    <dc:date>2025-01-10T14:41:43.800000000</dc:date>
    <meta:editing-duration>PT14M56S</meta:editing-duration>
    <meta:editing-cycles>2</meta:editing-cycles>
    <meta:generator>LibreOffice/24.2.5.2$Windows_X86_64 LibreOffice_project/bffef4ea93e59bebbeaf7f431bb02b1a39ee8a59</meta:generator>
    <meta:print-date>2025-01-10T14:19:17.185000000</meta:print-date>
    <meta:printed-by>Archivos PDF</meta:printed-by>
    <meta:document-statistic meta:table-count="0" meta:image-count="0" meta:object-count="0" meta:page-count="2" meta:paragraph-count="30" meta:word-count="403" meta:character-count="2699" meta:non-whitespace-character-count="2118"/>
  </office:meta>
</office:document-meta>
</file>